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29in" table:align="left"/>
    </style:style>
    <style:style style:name="Table1.A" style:family="table-column">
      <style:table-column-properties style:column-width="0.9618in"/>
    </style:style>
    <style:style style:name="Table1.B" style:family="table-column">
      <style:table-column-properties style:column-width="5.961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1.5" style:family="table-row">
      <style:table-row-properties style:min-row-height="4.134in"/>
    </style:style>
    <style:style style:name="P1" style:family="paragraph" style:parent-style-name="Standard">
      <style:text-properties style:font-name="Cantarell"/>
    </style:style>
    <style:style style:name="P2" style:family="paragraph" style:parent-style-name="Table_20_Contents">
      <style:text-properties style:font-name="Liberation Serif"/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style:font-name="Liberation Serif"/>
    </style:style>
    <style:style style:name="P4" style:family="paragraph" style:parent-style-name="Table_20_Contents" style:list-style-name="L1"/>
    <style:style style:name="P5" style:family="paragraph" style:parent-style-name="Table_20_Contents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6" style:family="paragraph" style:parent-style-name="Table_20_Contents" style:list-style-name="L1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P7" style:family="paragraph" style:parent-style-name="Table_20_Contents" style:list-style-name="L1">
      <style:text-properties fo:font-variant="normal" fo:text-transform="none" fo:color="#222222" style:font-name="Century Schoolbook L" fo:font-size="10pt" fo:letter-spacing="normal" fo:font-style="normal" fo:font-weight="normal" style:font-size-asian="10pt" style:font-size-complex="10pt"/>
    </style:style>
    <style:style style:name="P8" style:family="paragraph" style:parent-style-name="Table_20_Contents" style:list-style-name="L1">
      <style:text-properties fo:font-variant="normal" fo:text-transform="none" fo:color="#000000" style:font-name="Liberation Serif" fo:font-size="11pt" fo:letter-spacing="normal" fo:font-style="normal" fo:font-weight="normal" style:font-size-asian="11pt" style:font-size-complex="11pt"/>
    </style:style>
    <style:style style:name="P9" style:family="paragraph" style:parent-style-name="Table_20_Contents">
      <style:text-properties style:font-name="Liberation Serif"/>
    </style:style>
    <style:style style:name="T1" style:family="text">
      <style:text-properties style:font-name="Cantarell" fo:font-size="16pt" fo:font-weight="bold" style:font-size-asian="16pt" style:font-weight-asian="bold" style:font-size-complex="16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font-weight-asian="normal" style:font-weight-complex="normal"/>
    </style:style>
    <style:style style:name="T4" style:family="text">
      <style:text-properties fo:font-variant="normal" fo:text-transform="none" fo:color="#222222" style:font-name="Liberation Serif" fo:font-size="11pt" fo:letter-spacing="normal" fo:font-style="normal" fo:font-weight="normal" style:font-size-asian="11pt" style:font-size-complex="11pt"/>
    </style:style>
    <style:style style:name="T5" style:family="text">
      <style:text-properties style:font-name="Liberation Serif" fo:font-size="11pt" style:font-size-asian="11pt" style:font-size-complex="11pt"/>
    </style:style>
    <text:list-style style:name="L1">
      <text:list-level-style-bullet text:level="1" text:style-name="Bullet_20_Symbols" text:bullet-char="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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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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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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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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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utes of Meeting </text:p>
      <text:p text:style-name="P1">GMRT</text:p>
      <text:p text:style-name="Standard"><text:tab/><text:tab/><text:tab/><text:tab/><text:tab/><text:span text:style-name="T1">Minutes of Meeting</text:span></text:p>
      <text:p text:style-name="Standard"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Meeting</text:p>
          </table:table-cell>
          <table:table-cell table:style-name="Table1.B1" office:value-type="string">
            <text:p text:style-name="P2">Meeting related to In House CMS development</text:p>
          </table:table-cell>
        </table:table-row>
        <table:table-row>
          <table:table-cell table:style-name="Table1.A2" office:value-type="string">
            <text:p text:style-name="P3">Held on</text:p>
          </table:table-cell>
          <table:table-cell table:style-name="Table1.B2" office:value-type="string">
            <text:p text:style-name="P2">23<text:span text:style-name="T2">rd</text:span> <text:s/>April 2013 Time : 3.00 PM to 4.00 PM; GMRT conference room,NGK from NCRA conference room (Video conference )</text:p>
          </table:table-cell>
        </table:table-row>
        <table:table-row>
          <table:table-cell table:style-name="Table1.A2" office:value-type="string">
            <text:p text:style-name="P3">Attendees</text:p>
          </table:table-cell>
          <table:table-cell table:style-name="Table1.B2" office:value-type="string">
            <text:p text:style-name="P2">Nimisha,S. Nayak,Santaji,Charu,Naresh and Raju</text:p>
          </table:table-cell>
        </table:table-row>
        <table:table-row>
          <table:table-cell table:style-name="Table1.A4" office:value-type="string">
            <text:p text:style-name="P3">Agenda</text:p>
          </table:table-cell>
          <table:table-cell table:style-name="Table1.B2" office:value-type="string">
            <text:p text:style-name="P2">In House CMS development </text:p>
          </table:table-cell>
        </table:table-row>
        <table:table-row table:style-name="Table1.5">
          <table:table-cell table:style-name="Table1.A4" office:value-type="string">
            <text:p text:style-name="P3">Highlights</text:p>
            <text:p text:style-name="P3">and items</text:p>
            <text:p text:style-name="P3">discussed </text:p>
          </table:table-cell>
          <table:table-cell table:style-name="Table1.B2" office:value-type="string">
            <text:p text:style-name="P2"><text:s text:c="13"/>Discussed following items :</text:p>
            <text:p text:style-name="P5"/>
            <text:list xml:id="list3999745201" text:style-name="L1">
              <text:list-item>
                <text:p text:style-name="P6">NGK asked Raj to write the important points from the interaction with Mr.Pramesh Rao. </text:p>
                <text:p text:style-name="P6">Raj updated that he has implemented two small program using multi-threading based on the concept of producer and consumer. One using global variable and other by implementing queue. He also updated that in Linux kernel each thread is allocated a stack size of 8 MB. So maximum 256 thread can be opened by a single process. If we can reduce the stack size of each thread number of thread can be increased.</text:p>
                <text:p text:style-name="P6"/>
              </text:list-item>
              <text:list-item>
                <text:p text:style-name="P8"><text:span text:style-name="T3">NMS updated about implementation of <text:s/>QML GUI and C++ program running in the background. He updated that he has successfully connected to TCP/IP server by providing the port number and Server IP on the QML GUI.</text:span></text:p>
                <text:p text:style-name="P7"><text:s text:c="2"/></text:p>
              </text:list-item>
              <text:list-item>
                <text:p text:style-name="P6">Charu updated that every week 2-3 MCM cards being tested. Now the total MCM cards count is 27.</text:p>
                <text:p text:style-name="P6">Miltec PC delivery will take some time.</text:p>
                <text:p text:style-name="P6">Regarding DAS chain interfacing CPK informed that Sanjay Kudale is updating the DAS chain software and as such we don't have any role to play in that development.</text:p>
                <text:p text:style-name="P6">New CMS has to open a communication channel which can interact with DAS server which in turn communicate with Correlator. </text:p>
                <text:p text:style-name="P6"/>
              </text:list-item>
              <text:list-item>
                <text:p text:style-name="P6">SNK informed that all correlator related programs ( ACQ, Sock Cmd, Collect and Record) run on GSB M1 Machine which are developed by GSB team. We will need to do some changes DAS server which runs on Online machine.</text:p>
                <text:p text:style-name="P6">SNK updated that Database is created. He is able to automatically fill the database with One antenna and 5 MCM's data. Data is being taken from shared memory every 1 sec.</text:p>
                <text:p text:style-name="P6">This database program is working properly for last 3 days.</text:p>
                <text:p text:style-name="P6"><text:s/>SNK is now working on to make it for 30 antenna database.</text:p>
                <text:p text:style-name="P6"/>
              </text:list-item>
              <text:list-item>
                <text:p text:style-name="P4"><text:span text:style-name="T4">We had discussion about Antenna base N/W switch.</text:span></text:p>
                <text:p text:style-name="P4"><text:span text:style-name="T4"><text:s/>NGK told CPK/Nayak ji to coordinate the issue of N/W switch.</text:span><text:span text:style-name="T5"><text:line-break/></text:span></text:p>
              </text:list-item>
            </text:list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Lohit Devanagari1" svg:font-family="'Lohit Devanagari'"/>
    <style:font-face style:name="OpenSymbol" svg:font-family="OpenSymbol"/>
    <style:font-face style:name="arial" svg:font-family="arial, sans-serif"/>
    <style:font-face style:name="Cantarell" svg:font-family="Cantarell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leset </meta:initial-creator>
    <meta:creation-date>2012-08-07T13:33:14</meta:creation-date>
    <dc:date>2013-04-23T17:21:32</dc:date>
    <dc:creator>teleset </dc:creator>
    <meta:editing-duration>PT13H16M30S</meta:editing-duration>
    <meta:editing-cycles>167</meta:editing-cycles>
    <meta:generator>LibreOffice/3.4$Linux LibreOffice_project/340m1$Build-602</meta:generator>
    <meta:document-statistic meta:table-count="1" meta:image-count="0" meta:object-count="0" meta:page-count="1" meta:paragraph-count="30" meta:word-count="375" meta:character-count="2115" meta:non-whitespace-character-count="1751"/>
  </office:meta>
</office:document-meta>
</file>